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7_10-09-56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7 E-139-34-49.6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7_14-50-23_000.jpg</text:p>
          </table:table-cell>
          <table:table-cell table:style-name="ce22"/>
          <table:table-cell table:style-name="ce3"/>
          <table:table-cell table:style-name="ce3"/>
          <table:table-cell table:style-name="ce3" office:value-type="string">
            <text:p>N-35-35-29.12 E-139-34-49.93</text:p>
          </table:table-cell>
          <table:table-cell table:style-name="ce32" table:formula="of:=IF([.E3]=&quot;&quot;;[.C3];CONCATENATE([.C3];&quot; / &quot;;[.E3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7_14-50-53_000.jpg</text:p>
          </table:table-cell>
          <table:table-cell table:style-name="ce22"/>
          <table:table-cell table:style-name="ce31"/>
          <table:table-cell table:style-name="ce3"/>
          <table:table-cell table:style-name="ce3" office:value-type="string">
            <text:p>N-35-35-29.04 E-139-34-49.98</text:p>
          </table:table-cell>
          <table:table-cell table:style-name="ce32" table:formula="of:=IF([.E4]=&quot;&quot;;[.C4];CONCATENATE([.C4];&quot; / &quot;;[.E4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7_15-12-27_000.jpg</text:p>
          </table:table-cell>
          <table:table-cell table:style-name="ce22" office:value-type="string">
            <text:p>:m music / log / gt / || s.1:XXX || s.2:XXX || s.3:XXX || s.4:XXX || s.5:XXX || s.6:XXX || s.7:XXX</text:p>
          </table:table-cell>
          <table:table-cell table:style-name="ce23"/>
          <table:table-cell table:style-name="ce3"/>
          <table:table-cell table:style-name="ce3" office:value-type="string">
            <text:p>N-35-35-29.04 E-139-34-49.43</text:p>
          </table:table-cell>
          <table:table-cell table:style-name="ce32" table:formula="of:=IF([.E5]=&quot;&quot;;[.C5];CONCATENATE([.C5];&quot; / &quot;;[.E5]))" office:value-type="string" office:string-value=":m music / log / gt / || s.1:XXX || s.2:XXX || s.3:XXX || s.4:XXX || s.5:XXX || s.6:XXX || s.7:XXX">
            <text:p>:m music / log / gt / || s.1:XXX || s.2:XXX || s.3:XXX || s.4:XXX || s.5:XXX || s.6:XXX || s.7:XXX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7_15-57-00_000.jpg</text:p>
          </table:table-cell>
          <table:table-cell table:style-name="ce22" office:value-type="string">
            <text:p>:m XXX</text:p>
          </table:table-cell>
          <table:table-cell table:style-name="ce23"/>
          <table:table-cell table:style-name="ce3"/>
          <table:table-cell table:style-name="ce3" office:value-type="string">
            <text:p>N-35-35-28.41 E-139-34-48.78</text:p>
          </table:table-cell>
          <table:table-cell table:style-name="ce32" table:formula="of:=IF([.E6]=&quot;&quot;;[.C6];CONCATENATE([.C6];&quot; / &quot;;[.E6]))" office:value-type="string" office:string-value=":m XXX">
            <text:p>:m XXX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7_16-32-21_000.jpg</text:p>
          </table:table-cell>
          <table:table-cell table:style-name="ce22" office:value-type="string">
            <text:p>:m XXX</text:p>
          </table:table-cell>
          <table:table-cell table:style-name="ce14"/>
          <table:table-cell table:style-name="ce3"/>
          <table:table-cell table:style-name="ce3" office:value-type="string">
            <text:p>N-35-35-28.59 E-139-34-49.32</text:p>
          </table:table-cell>
          <table:table-cell table:style-name="ce32" table:formula="of:=IF([.E7]=&quot;&quot;;[.C7];CONCATENATE([.C7];&quot; / &quot;;[.E7]))" office:value-type="string" office:string-value=":m XXX">
            <text:p>:m XXX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7_17-57-23_000.jpg</text:p>
          </table:table-cell>
          <table:table-cell table:style-name="ce16" office:value-type="string">
            <text:p>:m X-X*X RES / 245 / 『古典場から量子場への道』　高橋康 / p.XX</text:p>
          </table:table-cell>
          <table:table-cell table:style-name="ce15"/>
          <table:table-cell table:style-name="ce3"/>
          <table:table-cell table:style-name="ce3" office:value-type="string">
            <text:p>N-35-35-28.4 E-139-34-49.6</text:p>
          </table:table-cell>
          <table:table-cell table:style-name="ce32" table:formula="of:=IF([.E8]=&quot;&quot;;[.C8];CONCATENATE([.C8];&quot; / &quot;;[.E8]))" office:value-type="string" office:string-value=":m X-X*X RES / 245 / 『古典場から量子場への道』　高橋康 / p.XX">
            <text:p>:m X-X*X RES / 245 / 『古典場から量子場への道』　高橋康 / p.XX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7_18-39-49_000.jpg</text:p>
          </table:table-cell>
          <table:table-cell table:style-name="ce17" office:value-type="string">
            <text:p>:m music / log / gt / || s.1:XXX || s.2:XXX || s.3:XXX || s.4:XXX || s.5:XXX || s.6:XXX || s.7:XXX</text:p>
          </table:table-cell>
          <table:table-cell table:style-name="ce15"/>
          <table:table-cell table:style-name="ce3"/>
          <table:table-cell table:style-name="ce3" office:value-type="string">
            <text:p>N-35-35-28.61 E-139-34-49.43</text:p>
          </table:table-cell>
          <table:table-cell table:style-name="ce32" table:formula="of:=IF([.E9]=&quot;&quot;;[.C9];CONCATENATE([.C9];&quot; / &quot;;[.E9]))" office:value-type="string" office:string-value=":m music / log / gt / || s.1:XXX || s.2:XXX || s.3:XXX || s.4:XXX || s.5:XXX || s.6:XXX || s.7:XXX">
            <text:p>:m music / log / gt / || s.1:XXX || s.2:XXX || s.3:XXX || s.4:XXX || s.5:XXX || s.6:XXX || s.7:XXX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7_18-48-17_000.jpg</text:p>
          </table:table-cell>
          <table:table-cell table:style-name="ce17"/>
          <table:table-cell table:style-name="ce15"/>
          <table:table-cell table:style-name="ce3"/>
          <table:table-cell table:style-name="ce3" office:value-type="string">
            <text:p>N-35-35-28.9 E-139-34-49.54</text:p>
          </table:table-cell>
          <table:table-cell table:style-name="ce32" table:formula="of:=IF([.E10]=&quot;&quot;;[.C10];CONCATENATE([.C10];&quot; / &quot;;[.E10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7_18-48-23_000.jpg</text:p>
          </table:table-cell>
          <table:table-cell table:style-name="ce6"/>
          <table:table-cell table:style-name="ce16"/>
          <table:table-cell table:style-name="ce3"/>
          <table:table-cell table:style-name="ce3" office:value-type="string">
            <text:p>N-35-35-28.85 E-139-34-49.43</text:p>
          </table:table-cell>
          <table:table-cell table:style-name="ce32" table:formula="of:=IF([.E11]=&quot;&quot;;[.C11];CONCATENATE([.C11];&quot; / &quot;;[.E11]))" office:value-type="float" office:value="0">
            <text:p>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7_20-32-25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34 E-139-34-49.87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18_00-16-28_000.jpg</text:p>
          </table:table-cell>
          <table:table-cell table:style-name="ce16"/>
          <table:table-cell table:style-name="ce17"/>
          <table:table-cell table:style-name="ce3"/>
          <table:table-cell table:style-name="ce3" office:value-type="string">
            <text:p>N-35-35-28.38 E-139-34-49.43</text:p>
          </table:table-cell>
          <table:table-cell table:style-name="ce32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18_07-52-47_000.jpg</text:p>
          </table:table-cell>
          <table:table-cell table:style-name="ce17"/>
          <table:table-cell table:style-name="ce23"/>
          <table:table-cell table:style-name="ce3"/>
          <table:table-cell table:style-name="ce3" office:value-type="string">
            <text:p>N-35-35-28.41 E-139-34-49.71</text:p>
          </table:table-cell>
          <table:table-cell table:style-name="ce32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2-16_17-26-23.m4a</text:p>
          </table:table-cell>
          <table:table-cell table:style-name="ce6" office:value-type="string">
            <text:p>:VOICE-MEMO / @自室 / 記録 / harp / 演奏、play / h-2018-0216-1 / ??,2-notes-harmony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室 / 記録 / harp / 演奏、play / h-2018-0216-1 / ??,2-notes-harmony">
            <text:p>:VOICE-MEMO / @自室 / 記録 / harp / 演奏、play / h-2018-0216-1 / ??,2-notes-harmon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2-17_23-0229.m4a</text:p>
          </table:table-cell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2-22_00-15-46.m4a</text:p>
          </table:table-cell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2-24_17-40-41.m4a</text:p>
          </table:table-cell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3-24_21-48-17.m4a</text:p>
          </table:table-cell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3-25_15-01-00.m4a</text:p>
          </table:table-cell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7_18-29-42_000.mov</text:p>
          </table:table-cell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26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2020/02/18</text:date>, <text:time>09:20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8T09:20:05.23</dc:date>
    <dc:creator>iwabuchi ken</dc:creator>
    <meta:editing-duration>P17DT14H22M51S</meta:editing-duration>
    <meta:editing-cycles>6988</meta:editing-cycles>
    <meta:document-statistic meta:table-count="1" meta:cell-count="767" meta:object-count="0"/>
  </office:meta>
</office:document-meta>
</file>